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Roboto" svg:font-family="Roboto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.4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ffff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default-cell-style-name="Default"/>
        <table:table-column table:style-name="co2" table:number-columns-repeated="19" table:default-cell-style-name="Default"/>
        <table:table-row table:style-name="ro1">
          <table:table-cell office:value-type="string" calcext:value-type="string">
            <text:p>месяц</text:p>
          </table:table-cell>
          <table:table-cell office:value-type="string" calcext:value-type="string">
            <text:p>01.2015</text:p>
          </table:table-cell>
          <table:table-cell office:value-type="string" calcext:value-type="string">
            <text:p>12.2014</text:p>
          </table:table-cell>
          <table:table-cell office:value-type="string" calcext:value-type="string">
            <text:p>11.2014</text:p>
          </table:table-cell>
          <table:table-cell office:value-type="string" calcext:value-type="string">
            <text:p>10.2014</text:p>
          </table:table-cell>
          <table:table-cell office:value-type="string" calcext:value-type="string">
            <text:p>09.2014</text:p>
          </table:table-cell>
          <table:table-cell office:value-type="string" calcext:value-type="string">
            <text:p>08.2014</text:p>
          </table:table-cell>
          <table:table-cell office:value-type="string" calcext:value-type="string">
            <text:p>07.2014</text:p>
          </table:table-cell>
          <table:table-cell office:value-type="string" calcext:value-type="string">
            <text:p>06.2014</text:p>
          </table:table-cell>
          <table:table-cell office:value-type="string" calcext:value-type="string">
            <text:p>05.2014</text:p>
          </table:table-cell>
          <table:table-cell office:value-type="string" calcext:value-type="string">
            <text:p>04.2014</text:p>
          </table:table-cell>
          <table:table-cell office:value-type="string" calcext:value-type="string">
            <text:p>03.2014</text:p>
          </table:table-cell>
          <table:table-cell office:value-type="string" calcext:value-type="string">
            <text:p>02.2014</text:p>
          </table:table-cell>
          <table:table-cell office:value-type="string" calcext:value-type="string">
            <text:p>01.2014</text:p>
          </table:table-cell>
          <table:table-cell office:value-type="string" calcext:value-type="string">
            <text:p>12.2013</text:p>
          </table:table-cell>
          <table:table-cell office:value-type="string" calcext:value-type="string">
            <text:p>11.2013</text:p>
          </table:table-cell>
          <table:table-cell office:value-type="string" calcext:value-type="string">
            <text:p>10.2013</text:p>
          </table:table-cell>
          <table:table-cell office:value-type="string" calcext:value-type="string">
            <text:p>09.2013</text:p>
          </table:table-cell>
          <table:table-cell office:value-type="string" calcext:value-type="string">
            <text:p>08.2013</text:p>
          </table:table-cell>
          <table:table-cell office:value-type="string" calcext:value-type="string">
            <text:p>07.2013</text:p>
          </table:table-cell>
          <table:table-cell office:value-type="string" calcext:value-type="string">
            <text:p>06.2013</text:p>
          </table:table-cell>
          <table:table-cell office:value-type="string" calcext:value-type="string">
            <text:p>05.2013</text:p>
          </table:table-cell>
          <table:table-cell office:value-type="string" calcext:value-type="string">
            <text:p>04.2013</text:p>
          </table:table-cell>
          <table:table-cell office:value-type="string" calcext:value-type="string">
            <text:p>03.2013</text:p>
          </table:table-cell>
          <table:table-cell office:value-type="string" calcext:value-type="string">
            <text:p>02.2013</text:p>
          </table:table-cell>
          <table:table-cell office:value-type="string" calcext:value-type="string">
            <text:p>01.2013</text:p>
          </table:table-cell>
          <table:table-cell office:value-type="string" calcext:value-type="string">
            <text:p>23.08.2012-31.12.2012</text:p>
          </table:table-cell>
          <table:table-cell office:value-type="string" calcext:value-type="string">
            <text:p>24.02.2012-23.08.20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задолженность</text:p>
          </table:table-cell>
          <table:table-cell table:formula="of:=[.C7]" office:value-type="float" office:value="923.83" calcext:value-type="float">
            <text:p>923,83</text:p>
          </table:table-cell>
          <table:table-cell table:formula="of:=[.D7]" office:value-type="float" office:value="455.36" calcext:value-type="float">
            <text:p>455,36</text:p>
          </table:table-cell>
          <table:table-cell table:formula="of:=[.E7]" office:value-type="float" office:value="281.4" calcext:value-type="float">
            <text:p>281,4</text:p>
          </table:table-cell>
          <table:table-cell office:value-type="float" office:value="-169.05" calcext:value-type="float">
            <text:p>-169,05</text:p>
          </table:table-cell>
          <table:table-cell table:formula="of:=[.G7]" office:value-type="float" office:value="-606.900000000001" calcext:value-type="float">
            <text:p>-606,900000000001</text:p>
          </table:table-cell>
          <table:table-cell table:formula="of:=[.H7]" office:value-type="float" office:value="-1057.35" calcext:value-type="float">
            <text:p>-1057,35</text:p>
          </table:table-cell>
          <table:table-cell table:formula="of:=[.I7]" office:value-type="float" office:value="-1507.8" calcext:value-type="float">
            <text:p>-1507,8</text:p>
          </table:table-cell>
          <table:table-cell table:formula="of:=[.J7]" office:value-type="float" office:value="-1945.65" calcext:value-type="float">
            <text:p>-1945,65</text:p>
          </table:table-cell>
          <table:table-cell table:formula="of:=[.K7]" office:value-type="float" office:value="-2396.1" calcext:value-type="float">
            <text:p>-2396,1</text:p>
          </table:table-cell>
          <table:table-cell table:formula="of:=[.L7]" office:value-type="float" office:value="-2833.95" calcext:value-type="float">
            <text:p>-2833,95</text:p>
          </table:table-cell>
          <table:table-cell table:formula="of:=[.M7]" office:value-type="float" office:value="-2579.4" calcext:value-type="float">
            <text:p>-2579,4</text:p>
          </table:table-cell>
          <table:table-cell table:formula="of:=[.N7]" office:value-type="float" office:value="705.599999999999" calcext:value-type="float">
            <text:p>705,599999999999</text:p>
          </table:table-cell>
          <table:table-cell table:formula="of:=[.O7]" office:value-type="float" office:value="705.649999999999" calcext:value-type="float">
            <text:p>705,649999999999</text:p>
          </table:table-cell>
          <table:table-cell table:formula="of:=[.P7]" office:value-type="float" office:value="683.549999999999" calcext:value-type="float">
            <text:p>683,549999999999</text:p>
          </table:table-cell>
          <table:table-cell table:formula="of:=[.Q7]" office:value-type="float" office:value="717.749999999999" calcext:value-type="float">
            <text:p>717,749999999999</text:p>
          </table:table-cell>
          <table:table-cell table:formula="of:=[.R7]" office:value-type="float" office:value="692.999999999999" calcext:value-type="float">
            <text:p>692,999999999999</text:p>
          </table:table-cell>
          <table:table-cell table:formula="of:=[.S7]" office:value-type="float" office:value="871.239999999999" calcext:value-type="float">
            <text:p>871,239999999999</text:p>
          </table:table-cell>
          <table:table-cell table:formula="of:=[.T7]" office:value-type="float" office:value="641.189999999999" calcext:value-type="float">
            <text:p>641,189999999999</text:p>
          </table:table-cell>
          <table:table-cell table:formula="of:=[.U7]" office:value-type="float" office:value="520.269999999999" calcext:value-type="float">
            <text:p>520,269999999999</text:p>
          </table:table-cell>
          <table:table-cell table:formula="of:=[.V7]" office:value-type="float" office:value="-98.8100000000006" calcext:value-type="float">
            <text:p>-98,8100000000006</text:p>
          </table:table-cell>
          <table:table-cell table:formula="of:=[.W7]" office:value-type="float" office:value="-740.000000000001" calcext:value-type="float">
            <text:p>-740,000000000001</text:p>
          </table:table-cell>
          <table:table-cell table:formula="of:=[.X7]" office:value-type="float" office:value="-1359.08" calcext:value-type="float">
            <text:p>-1359,08</text:p>
          </table:table-cell>
          <table:table-cell table:formula="of:=[.Y7]" office:value-type="float" office:value="-2144.49" calcext:value-type="float">
            <text:p>-2144,49</text:p>
          </table:table-cell>
          <table:table-cell table:formula="of:=[.Z7]" office:value-type="float" office:value="-2701.66" calcext:value-type="float">
            <text:p>-2701,66</text:p>
          </table:table-cell>
          <table:table-cell table:formula="of:=[.AA7]" office:value-type="float" office:value="-3317.93" calcext:value-type="float">
            <text:p>-3317,93</text:p>
          </table:table-cell>
          <table:table-cell table:formula="of:=[.AB7]" office:value-type="float" office:value="-5794.24" calcext:value-type="float">
            <text:p>-5794,24</text:p>
          </table:table-cell>
          <table:table-cell office:value-type="float" office:value="-8961.84" calcext:value-type="float">
            <text:p>-8961,84</text:p>
          </table:table-cell>
          <table:table-cell office:value-type="string" calcext:value-type="string">
            <text:p>задолженность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расход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office:value-type="float" office:value="-418" calcext:value-type="float">
            <text:p>-418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217" calcext:value-type="float">
            <text:p>217</text:p>
          </table:table-cell>
          <table:table-cell office:value-type="float" office:value="227" calcext:value-type="float">
            <text:p>227</text:p>
          </table:table-cell>
          <table:table-cell office:value-type="float" office:value="220" calcext:value-type="float">
            <text:p>220</text:p>
          </table:table-cell>
          <table:table-cell office:value-type="float" office:value="276" calcext:value-type="float">
            <text:p>276</text:p>
          </table:table-cell>
          <table:table-cell office:value-type="float" office:value="227" calcext:value-type="float">
            <text:p>227</text:p>
          </table:table-cell>
          <table:table-cell office:value-type="float" office:value="220" calcext:value-type="float">
            <text:p>220</text:p>
          </table:table-cell>
          <table:table-cell office:value-type="float" office:value="227" calcext:value-type="float">
            <text:p>227</text:p>
          </table:table-cell>
          <table:table-cell office:value-type="float" office:value="220" calcext:value-type="float">
            <text:p>220</text:p>
          </table:table-cell>
          <table:table-cell office:value-type="float" office:value="251" calcext:value-type="float">
            <text:p>251</text:p>
          </table:table-cell>
          <table:table-cell office:value-type="float" office:value="198" calcext:value-type="float">
            <text:p>198</text:p>
          </table:table-cell>
          <table:table-cell office:value-type="float" office:value="219" calcext:value-type="float">
            <text:p>219</text:p>
          </table:table-cell>
          <table:table-cell office:value-type="float" office:value="880" calcext:value-type="float">
            <text:p>880</text:p>
          </table:table-cell>
          <table:table-cell table:formula="of:=867*3.79+358*4.02" office:value-type="float" office:value="4725.09" calcext:value-type="float">
            <text:p>4725,09</text:p>
          </table:table-cell>
          <table:table-cell office:value-type="string" calcext:value-type="string">
            <text:p>расход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начислено</text:p>
          </table:table-cell>
          <table:table-cell table:formula="of:=[.B3]*4.68" office:value-type="float" office:value="669.24" calcext:value-type="float">
            <text:p>669,24</text:p>
          </table:table-cell>
          <table:table-cell table:formula="of:=[.C3]*4.68" office:value-type="float" office:value="669.24" calcext:value-type="float">
            <text:p>669,24</text:p>
          </table:table-cell>
          <table:table-cell table:formula="of:=[.D3]*4.68" office:value-type="float" office:value="650.52" calcext:value-type="float">
            <text:p>650,52</text:p>
          </table:table-cell>
          <table:table-cell table:formula="of:=[.E3]*4.5" office:value-type="float" office:value="643.5" calcext:value-type="float">
            <text:p>643,5</text:p>
          </table:table-cell>
          <table:table-cell table:formula="of:=[.F3]*4.5" office:value-type="float" office:value="625.5" calcext:value-type="float">
            <text:p>625,5</text:p>
          </table:table-cell>
          <table:table-cell table:formula="of:=[.G3]*4.5" office:value-type="float" office:value="643.5" calcext:value-type="float">
            <text:p>643,5</text:p>
          </table:table-cell>
          <table:table-cell table:formula="of:=[.H3]*4.5" office:value-type="float" office:value="643.5" calcext:value-type="float">
            <text:p>643,5</text:p>
          </table:table-cell>
          <table:table-cell table:formula="of:=[.I3]*4.5" office:value-type="float" office:value="625.5" calcext:value-type="float">
            <text:p>625,5</text:p>
          </table:table-cell>
          <table:table-cell table:formula="of:=[.J3]*4.5" office:value-type="float" office:value="643.5" calcext:value-type="float">
            <text:p>643,5</text:p>
          </table:table-cell>
          <table:table-cell table:formula="of:=[.K3]*4.5" office:value-type="float" office:value="625.5" calcext:value-type="float">
            <text:p>625,5</text:p>
          </table:table-cell>
          <table:table-cell table:formula="of:=[.L3]*4.5" office:value-type="float" office:value="643.5" calcext:value-type="float">
            <text:p>643,5</text:p>
          </table:table-cell>
          <table:table-cell table:formula="of:=[.M3]*4.5" office:value-type="float" office:value="-1881" calcext:value-type="float">
            <text:p>-1881</text:p>
          </table:table-cell>
          <table:table-cell table:formula="of:=[.N3]*4.5" office:value-type="float" office:value="1008" calcext:value-type="float">
            <text:p>1008</text:p>
          </table:table-cell>
          <table:table-cell table:formula="of:=[.O3]*4.5" office:value-type="float" office:value="1008" calcext:value-type="float">
            <text:p>1008</text:p>
          </table:table-cell>
          <table:table-cell table:formula="of:=[.P3]*4.5" office:value-type="float" office:value="976.5" calcext:value-type="float">
            <text:p>976,5</text:p>
          </table:table-cell>
          <table:table-cell table:formula="of:=[.Q3]*4.5" office:value-type="float" office:value="1021.5" calcext:value-type="float">
            <text:p>1021,5</text:p>
          </table:table-cell>
          <table:table-cell table:formula="of:=[.R3]*4.5" office:value-type="float" office:value="990" calcext:value-type="float">
            <text:p>990</text:p>
          </table:table-cell>
          <table:table-cell table:formula="of:=[.S3]*4.5" office:value-type="float" office:value="1242" calcext:value-type="float">
            <text:p>1242</text:p>
          </table:table-cell>
          <table:table-cell table:formula="of:=[.T3]*4.02" office:value-type="float" office:value="912.54" calcext:value-type="float">
            <text:p>912,54</text:p>
          </table:table-cell>
          <table:table-cell table:formula="of:=[.U3]*4.02" office:value-type="float" office:value="884.4" calcext:value-type="float">
            <text:p>884,4</text:p>
          </table:table-cell>
          <table:table-cell table:formula="of:=[.V3]*4.02" office:value-type="float" office:value="912.54" calcext:value-type="float">
            <text:p>912,54</text:p>
          </table:table-cell>
          <table:table-cell table:formula="of:=[.W3]*4.02" office:value-type="float" office:value="884.4" calcext:value-type="float">
            <text:p>884,4</text:p>
          </table:table-cell>
          <table:table-cell table:formula="of:=[.X3]*4.02" office:value-type="float" office:value="1009.02" calcext:value-type="float">
            <text:p>1009,02</text:p>
          </table:table-cell>
          <table:table-cell table:formula="of:=[.Y3]*4.02" office:value-type="float" office:value="795.96" calcext:value-type="float">
            <text:p>795,96</text:p>
          </table:table-cell>
          <table:table-cell table:formula="of:=[.Z3]*4.02" office:value-type="float" office:value="880.38" calcext:value-type="float">
            <text:p>880,38</text:p>
          </table:table-cell>
          <table:table-cell table:formula="of:=[.AA3]*4.02" office:value-type="float" office:value="3537.6" calcext:value-type="float">
            <text:p>3537,6</text:p>
          </table:table-cell>
          <table:table-cell table:formula="of:=867*3.79+358*4.02" office:value-type="float" office:value="4725.09" calcext:value-type="float">
            <text:p>4725,09</text:p>
          </table:table-cell>
          <table:table-cell office:value-type="string" calcext:value-type="string">
            <text:p>начислено</text:p>
          </table:table-cell>
          <table:table-cell table:number-columns-repeated="4"/>
          <table:table-cell table:formula="of:=[.AH3]*4.68" office:value-type="float" office:value="0" calcext:value-type="float">
            <text:p>0</text:p>
          </table:table-cell>
          <table:table-cell table:formula="of:=[.AI3]*4.68" office:value-type="float" office:value="0" calcext:value-type="float">
            <text:p>0</text:p>
          </table:table-cell>
          <table:table-cell table:formula="of:=[.AJ3]*4.68" office:value-type="float" office:value="0" calcext:value-type="float">
            <text:p>0</text:p>
          </table:table-cell>
          <table:table-cell table:formula="of:=[.AK3]*4.68" office:value-type="float" office:value="0" calcext:value-type="float">
            <text:p>0</text:p>
          </table:table-cell>
          <table:table-cell table:formula="of:=[.AL3]*4.68" office:value-type="float" office:value="0" calcext:value-type="float">
            <text:p>0</text:p>
          </table:table-cell>
          <table:table-cell table:formula="of:=[.AM3]*4.68" office:value-type="float" office:value="0" calcext:value-type="float">
            <text:p>0</text:p>
          </table:table-cell>
          <table:table-cell table:formula="of:=[.AN3]*4.68" office:value-type="float" office:value="0" calcext:value-type="float">
            <text:p>0</text:p>
          </table:table-cell>
          <table:table-cell table:formula="of:=[.AO3]*4.68" office:value-type="float" office:value="0" calcext:value-type="float">
            <text:p>0</text:p>
          </table:table-cell>
          <table:table-cell table:formula="of:=[.AP3]*4.68" office:value-type="float" office:value="0" calcext:value-type="float">
            <text:p>0</text:p>
          </table:table-cell>
          <table:table-cell table:formula="of:=[.AQ3]*4.68" office:value-type="float" office:value="0" calcext:value-type="float">
            <text:p>0</text:p>
          </table:table-cell>
          <table:table-cell table:formula="of:=[.AR3]*4.68" office:value-type="float" office:value="0" calcext:value-type="float">
            <text:p>0</text:p>
          </table:table-cell>
          <table:table-cell table:formula="of:=[.AS3]*4.68" office:value-type="float" office:value="0" calcext:value-type="float">
            <text:p>0</text:p>
          </table:table-cell>
          <table:table-cell table:formula="of:=[.AT3]*4.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оплачено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281.4" calcext:value-type="float">
            <text:p>281,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705.65" calcext:value-type="float">
            <text:p>705,65</text:p>
          </table:table-cell>
          <table:table-cell office:value-type="float" office:value="683.5" calcext:value-type="float">
            <text:p>683,5</text:p>
          </table:table-cell>
          <table:table-cell office:value-type="float" office:value="717.75" calcext:value-type="float">
            <text:p>717,75</text:p>
          </table:table-cell>
          <table:table-cell office:value-type="float" office:value="693" calcext:value-type="float">
            <text:p>693</text:p>
          </table:table-cell>
          <table:table-cell office:value-type="float" office:value="871.24" calcext:value-type="float">
            <text:p>871,24</text:p>
          </table:table-cell>
          <table:table-cell office:value-type="float" office:value="641.19" calcext:value-type="float">
            <text:p>641,19</text:p>
          </table:table-cell>
          <table:table-cell office:value-type="float" office:value="520.27" calcext:value-type="float">
            <text:p>520,2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39.96" calcext:value-type="float">
            <text:p>139,96</text:p>
          </table:table-cell>
          <table:table-cell office:value-type="string" calcext:value-type="string">
            <text:p>оплачено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льгота</text:p>
          </table:table-cell>
          <table:table-cell table:number-columns-repeated="2" office:value-type="float" office:value="200.77" calcext:value-type="float">
            <text:p>200,77</text:p>
          </table:table-cell>
          <table:table-cell office:value-type="float" office:value="195.16" calcext:value-type="float">
            <text:p>195,16</text:p>
          </table:table-cell>
          <table:table-cell office:value-type="float" office:value="193.05" calcext:value-type="float">
            <text:p>193,05</text:p>
          </table:table-cell>
          <table:table-cell office:value-type="float" office:value="187.65" calcext:value-type="float">
            <text:p>187,65</text:p>
          </table:table-cell>
          <table:table-cell table:number-columns-repeated="2" office:value-type="float" office:value="193.05" calcext:value-type="float">
            <text:p>193,05</text:p>
          </table:table-cell>
          <table:table-cell office:value-type="float" office:value="187.65" calcext:value-type="float">
            <text:p>187,65</text:p>
          </table:table-cell>
          <table:table-cell office:value-type="float" office:value="193.05" calcext:value-type="float">
            <text:p>193,05</text:p>
          </table:table-cell>
          <table:table-cell office:value-type="float" office:value="187.65" calcext:value-type="float">
            <text:p>187,65</text:p>
          </table:table-cell>
          <table:table-cell office:value-type="float" office:value="193.05" calcext:value-type="float">
            <text:p>193,05</text:p>
          </table:table-cell>
          <table:table-cell office:value-type="float" office:value="1404" calcext:value-type="float">
            <text:p>1404</text:p>
          </table:table-cell>
          <table:table-cell table:number-columns-repeated="2" office:value-type="float" office:value="302.4" calcext:value-type="float">
            <text:p>302,4</text:p>
          </table:table-cell>
          <table:table-cell office:value-type="float" office:value="292.95" calcext:value-type="float">
            <text:p>292,95</text:p>
          </table:table-cell>
          <table:table-cell office:value-type="float" office:value="303.75" calcext:value-type="float">
            <text:p>303,75</text:p>
          </table:table-cell>
          <table:table-cell office:value-type="float" office:value="297" calcext:value-type="float">
            <text:p>297</text:p>
          </table:table-cell>
          <table:table-cell office:value-type="float" office:value="370.76" calcext:value-type="float">
            <text:p>370,76</text:p>
          </table:table-cell>
          <table:table-cell office:value-type="float" office:value="271.35" calcext:value-type="float">
            <text:p>271,35</text:p>
          </table:table-cell>
          <table:table-cell office:value-type="float" office:value="265.32" calcext:value-type="float">
            <text:p>265,32</text:p>
          </table:table-cell>
          <table:table-cell office:value-type="float" office:value="271.35" calcext:value-type="float">
            <text:p>271,35</text:p>
          </table:table-cell>
          <table:table-cell office:value-type="float" office:value="265.32" calcext:value-type="float">
            <text:p>265,32</text:p>
          </table:table-cell>
          <table:table-cell office:value-type="float" office:value="223.61" calcext:value-type="float">
            <text:p>223,61</text:p>
          </table:table-cell>
          <table:table-cell office:value-type="float" office:value="238.79" calcext:value-type="float">
            <text:p>238,79</text:p>
          </table:table-cell>
          <table:table-cell office:value-type="float" office:value="264.11" calcext:value-type="float">
            <text:p>264,11</text:p>
          </table:table-cell>
          <table:table-cell office:value-type="float" office:value="1061.29" calcext:value-type="float">
            <text:p>1061,29</text:p>
          </table:table-cell>
          <table:table-cell office:value-type="float" office:value="1417.53" calcext:value-type="float">
            <text:p>1417,53</text:p>
          </table:table-cell>
          <table:table-cell office:value-type="string" calcext:value-type="string">
            <text:p>льгота факт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к оплате</text:p>
          </table:table-cell>
          <table:table-cell table:formula="of:=[.B2]+[.B4]-[.B5]-[.B6]" office:value-type="float" office:value="936.3" calcext:value-type="float">
            <text:p>936,3</text:p>
          </table:table-cell>
          <table:table-cell table:formula="of:=[.C2]+[.C4]-[.C5]-[.C6]" office:value-type="float" office:value="923.83" calcext:value-type="float">
            <text:p>923,83</text:p>
          </table:table-cell>
          <table:table-cell table:formula="of:=[.D2]+[.D4]-[.D5]-[.D6]" office:value-type="float" office:value="455.36" calcext:value-type="float">
            <text:p>455,36</text:p>
          </table:table-cell>
          <table:table-cell table:formula="of:=[.E2]+[.E4]-[.E5]-[.E6]" office:value-type="float" office:value="281.4" calcext:value-type="float">
            <text:p>281,4</text:p>
          </table:table-cell>
          <table:table-cell table:formula="of:=[.F2]+[.F4]-[.F5]-[.F6]" office:value-type="float" office:value="-169.050000000001" calcext:value-type="float">
            <text:p>-169,050000000001</text:p>
          </table:table-cell>
          <table:table-cell table:formula="of:=[.G2]+[.G4]-[.G5]-[.G6]" office:value-type="float" office:value="-606.900000000001" calcext:value-type="float">
            <text:p>-606,900000000001</text:p>
          </table:table-cell>
          <table:table-cell table:formula="of:=[.H2]+[.H4]-[.H5]-[.H6]" office:value-type="float" office:value="-1057.35" calcext:value-type="float">
            <text:p>-1057,35</text:p>
          </table:table-cell>
          <table:table-cell table:formula="of:=[.I2]+[.I4]-[.I5]-[.I6]" office:value-type="float" office:value="-1507.8" calcext:value-type="float">
            <text:p>-1507,8</text:p>
          </table:table-cell>
          <table:table-cell table:formula="of:=[.J2]+[.J4]-[.J5]-[.J6]" office:value-type="float" office:value="-1945.65" calcext:value-type="float">
            <text:p>-1945,65</text:p>
          </table:table-cell>
          <table:table-cell table:formula="of:=[.K2]+[.K4]-[.K5]-[.K6]" office:value-type="float" office:value="-2396.1" calcext:value-type="float">
            <text:p>-2396,1</text:p>
          </table:table-cell>
          <table:table-cell table:formula="of:=[.L2]+[.L4]-[.L5]-[.L6]" office:value-type="float" office:value="-2833.95" calcext:value-type="float">
            <text:p>-2833,95</text:p>
          </table:table-cell>
          <table:table-cell table:formula="of:=[.M2]+[.M4]-[.M5]-[.M6]" office:value-type="float" office:value="-2579.4" calcext:value-type="float">
            <text:p>-2579,4</text:p>
          </table:table-cell>
          <table:table-cell table:formula="of:=[.N2]+[.N4]-[.N5]-[.N6]" office:value-type="float" office:value="705.599999999999" calcext:value-type="float">
            <text:p>705,599999999999</text:p>
          </table:table-cell>
          <table:table-cell table:formula="of:=[.O2]+[.O4]-[.O5]-[.O6]" office:value-type="float" office:value="705.649999999999" calcext:value-type="float">
            <text:p>705,649999999999</text:p>
          </table:table-cell>
          <table:table-cell table:formula="of:=[.P2]+[.P4]-[.P5]-[.P6]" office:value-type="float" office:value="683.549999999999" calcext:value-type="float">
            <text:p>683,549999999999</text:p>
          </table:table-cell>
          <table:table-cell table:formula="of:=[.Q2]+[.Q4]-[.Q5]-[.Q6]" office:value-type="float" office:value="717.749999999999" calcext:value-type="float">
            <text:p>717,749999999999</text:p>
          </table:table-cell>
          <table:table-cell table:formula="of:=[.R2]+[.R4]-[.R5]-[.R6]" office:value-type="float" office:value="692.999999999999" calcext:value-type="float">
            <text:p>692,999999999999</text:p>
          </table:table-cell>
          <table:table-cell table:formula="of:=[.S2]+[.S4]-[.S5]-[.S6]" office:value-type="float" office:value="871.239999999999" calcext:value-type="float">
            <text:p>871,239999999999</text:p>
          </table:table-cell>
          <table:table-cell table:formula="of:=[.T2]+[.T4]-[.T5]-[.T6]" office:value-type="float" office:value="641.189999999999" calcext:value-type="float">
            <text:p>641,189999999999</text:p>
          </table:table-cell>
          <table:table-cell table:formula="of:=[.U2]+[.U4]-[.U5]-[.U6]" office:value-type="float" office:value="520.269999999999" calcext:value-type="float">
            <text:p>520,269999999999</text:p>
          </table:table-cell>
          <table:table-cell table:formula="of:=[.V2]+[.V4]-[.V5]-[.V6]" office:value-type="float" office:value="-98.8100000000006" calcext:value-type="float">
            <text:p>-98,8100000000006</text:p>
          </table:table-cell>
          <table:table-cell table:formula="of:=[.W2]+[.W4]-[.W5]-[.W6]" office:value-type="float" office:value="-740.000000000001" calcext:value-type="float">
            <text:p>-740,000000000001</text:p>
          </table:table-cell>
          <table:table-cell table:formula="of:=[.X2]+[.X4]-[.X5]-[.X6]" office:value-type="float" office:value="-1359.08" calcext:value-type="float">
            <text:p>-1359,08</text:p>
          </table:table-cell>
          <table:table-cell table:formula="of:=[.Y2]+[.Y4]-[.Y5]-[.Y6]" office:value-type="float" office:value="-2144.49" calcext:value-type="float">
            <text:p>-2144,49</text:p>
          </table:table-cell>
          <table:table-cell table:formula="of:=[.Z2]+[.Z4]-[.Z5]-[.Z6]" office:value-type="float" office:value="-2701.66" calcext:value-type="float">
            <text:p>-2701,66</text:p>
          </table:table-cell>
          <table:table-cell table:formula="of:=[.AA2]+[.AA4]-[.AA5]-[.AA6]" office:value-type="float" office:value="-3317.93" calcext:value-type="float">
            <text:p>-3317,93</text:p>
          </table:table-cell>
          <table:table-cell table:formula="of:=[.AB2]+[.AB4]-[.AB5]-[.AB6]" office:value-type="float" office:value="-5794.24" calcext:value-type="float">
            <text:p>-5794,24</text:p>
          </table:table-cell>
          <table:table-cell office:value-type="string" calcext:value-type="string">
            <text:p>к оплате</text:p>
          </table:table-cell>
          <table:table-cell table:number-columns-repeated="17"/>
        </table:table-row>
        <table:table-row table:style-name="ro1">
          <table:table-cell/>
          <table:table-cell table:formula="of:=[.B9]+[.B3]" office:value-type="float" office:value="48731" calcext:value-type="float">
            <text:p>48731</text:p>
          </table:table-cell>
          <table:table-cell table:formula="of:=[.C9]+[.C3]" office:value-type="float" office:value="48588" calcext:value-type="float">
            <text:p>48588</text:p>
          </table:table-cell>
          <table:table-cell table:formula="of:=[.D9]+[.D3]" office:value-type="float" office:value="48445" calcext:value-type="float">
            <text:p>48445</text:p>
          </table:table-cell>
          <table:table-cell table:formula="of:=[.E9]+[.E3]" office:value-type="float" office:value="48306" calcext:value-type="float">
            <text:p>48306</text:p>
          </table:table-cell>
          <table:table-cell table:formula="of:=[.F9]+[.F3]" office:value-type="float" office:value="48163" calcext:value-type="float">
            <text:p>48163</text:p>
          </table:table-cell>
          <table:table-cell table:formula="of:=[.G9]+[.G3]" office:value-type="float" office:value="48024" calcext:value-type="float">
            <text:p>48024</text:p>
          </table:table-cell>
          <table:table-cell table:formula="of:=[.H9]+[.H3]" office:value-type="float" office:value="47881" calcext:value-type="float">
            <text:p>47881</text:p>
          </table:table-cell>
          <table:table-cell table:formula="of:=[.I9]+[.I3]" office:value-type="float" office:value="47738" calcext:value-type="float">
            <text:p>47738</text:p>
          </table:table-cell>
          <table:table-cell table:formula="of:=[.J9]+[.J3]" office:value-type="float" office:value="47599" calcext:value-type="float">
            <text:p>47599</text:p>
          </table:table-cell>
          <table:table-cell table:formula="of:=[.K9]+[.K3]" office:value-type="float" office:value="47456" calcext:value-type="float">
            <text:p>47456</text:p>
          </table:table-cell>
          <table:table-cell table:formula="of:=[.L9]+[.L3]" office:value-type="float" office:value="47317" calcext:value-type="float">
            <text:p>47317</text:p>
          </table:table-cell>
          <table:table-cell table:formula="of:=[.M9]+[.M3]" office:value-type="float" office:value="47174" calcext:value-type="float">
            <text:p>47174</text:p>
          </table:table-cell>
          <table:table-cell table:formula="of:=[.N9]+[.N3]" office:value-type="float" office:value="47592" calcext:value-type="float">
            <text:p>47592</text:p>
          </table:table-cell>
          <table:table-cell table:formula="of:=[.O9]+[.O3]" office:value-type="float" office:value="47368" calcext:value-type="float">
            <text:p>47368</text:p>
          </table:table-cell>
          <table:table-cell table:formula="of:=[.P9]+[.P3]" office:value-type="float" office:value="47144" calcext:value-type="float">
            <text:p>47144</text:p>
          </table:table-cell>
          <table:table-cell table:formula="of:=[.Q9]+[.Q3]" office:value-type="float" office:value="46927" calcext:value-type="float">
            <text:p>46927</text:p>
          </table:table-cell>
          <table:table-cell table:formula="of:=[.R9]+[.R3]" office:value-type="float" office:value="46700" calcext:value-type="float">
            <text:p>46700</text:p>
          </table:table-cell>
          <table:table-cell table:formula="of:=[.S9]+[.S3]" office:value-type="float" office:value="46480" calcext:value-type="float">
            <text:p>46480</text:p>
          </table:table-cell>
          <table:table-cell table:formula="of:=[.T9]+[.T3]" office:value-type="float" office:value="46204" calcext:value-type="float">
            <text:p>46204</text:p>
          </table:table-cell>
          <table:table-cell table:formula="of:=[.U9]+[.U3]" office:value-type="float" office:value="45977" calcext:value-type="float">
            <text:p>45977</text:p>
          </table:table-cell>
          <table:table-cell table:formula="of:=[.V9]+[.V3]" office:value-type="float" office:value="45757" calcext:value-type="float">
            <text:p>45757</text:p>
          </table:table-cell>
          <table:table-cell table:formula="of:=[.W9]+[.W3]" office:value-type="float" office:value="45530" calcext:value-type="float">
            <text:p>45530</text:p>
          </table:table-cell>
          <table:table-cell table:formula="of:=[.X9]+[.X3]" office:value-type="float" office:value="45310" calcext:value-type="float">
            <text:p>45310</text:p>
          </table:table-cell>
          <table:table-cell table:formula="of:=[.Y9]+[.Y3]" office:value-type="float" office:value="45059" calcext:value-type="float">
            <text:p>45059</text:p>
          </table:table-cell>
          <table:table-cell table:formula="of:=[.Z9]+[.Z3]" office:value-type="float" office:value="44861" calcext:value-type="float">
            <text:p>44861</text:p>
          </table:table-cell>
          <table:table-cell table:formula="of:=[.AA9]+[.AA3]" office:value-type="float" office:value="44642" calcext:value-type="float">
            <text:p>44642</text:p>
          </table:table-cell>
          <table:table-cell office:value-type="float" office:value="43762" calcext:value-type="float">
            <text:p>43762</text:p>
          </table:table-cell>
          <table:table-cell office:value-type="string" calcext:value-type="string">
            <text:p>счетчик</text:p>
          </table:table-cell>
          <table:table-cell table:number-columns-repeated="17"/>
        </table:table-row>
        <table:table-row table:style-name="ro1">
          <table:table-cell/>
          <table:table-cell table:formula="of:=[.C8]" office:value-type="float" office:value="48588" calcext:value-type="float">
            <text:p>48588</text:p>
          </table:table-cell>
          <table:table-cell table:formula="of:=[.D8]" office:value-type="float" office:value="48445" calcext:value-type="float">
            <text:p>48445</text:p>
          </table:table-cell>
          <table:table-cell table:formula="of:=[.E8]" office:value-type="float" office:value="48306" calcext:value-type="float">
            <text:p>48306</text:p>
          </table:table-cell>
          <table:table-cell table:formula="of:=[.F8]" office:value-type="float" office:value="48163" calcext:value-type="float">
            <text:p>48163</text:p>
          </table:table-cell>
          <table:table-cell table:formula="of:=[.G8]" office:value-type="float" office:value="48024" calcext:value-type="float">
            <text:p>48024</text:p>
          </table:table-cell>
          <table:table-cell table:formula="of:=[.H8]" office:value-type="float" office:value="47881" calcext:value-type="float">
            <text:p>47881</text:p>
          </table:table-cell>
          <table:table-cell table:formula="of:=[.I8]" office:value-type="float" office:value="47738" calcext:value-type="float">
            <text:p>47738</text:p>
          </table:table-cell>
          <table:table-cell table:formula="of:=[.J8]" office:value-type="float" office:value="47599" calcext:value-type="float">
            <text:p>47599</text:p>
          </table:table-cell>
          <table:table-cell table:formula="of:=[.K8]" office:value-type="float" office:value="47456" calcext:value-type="float">
            <text:p>47456</text:p>
          </table:table-cell>
          <table:table-cell table:formula="of:=[.L8]" office:value-type="float" office:value="47317" calcext:value-type="float">
            <text:p>47317</text:p>
          </table:table-cell>
          <table:table-cell table:formula="of:=[.M8]" office:value-type="float" office:value="47174" calcext:value-type="float">
            <text:p>47174</text:p>
          </table:table-cell>
          <table:table-cell table:formula="of:=[.N8]" office:value-type="float" office:value="47592" calcext:value-type="float">
            <text:p>47592</text:p>
          </table:table-cell>
          <table:table-cell table:formula="of:=[.O8]" office:value-type="float" office:value="47368" calcext:value-type="float">
            <text:p>47368</text:p>
          </table:table-cell>
          <table:table-cell table:formula="of:=[.P8]" office:value-type="float" office:value="47144" calcext:value-type="float">
            <text:p>47144</text:p>
          </table:table-cell>
          <table:table-cell table:formula="of:=[.Q8]" office:value-type="float" office:value="46927" calcext:value-type="float">
            <text:p>46927</text:p>
          </table:table-cell>
          <table:table-cell table:formula="of:=[.R8]" office:value-type="float" office:value="46700" calcext:value-type="float">
            <text:p>46700</text:p>
          </table:table-cell>
          <table:table-cell table:formula="of:=[.S8]" office:value-type="float" office:value="46480" calcext:value-type="float">
            <text:p>46480</text:p>
          </table:table-cell>
          <table:table-cell table:formula="of:=[.T8]" office:value-type="float" office:value="46204" calcext:value-type="float">
            <text:p>46204</text:p>
          </table:table-cell>
          <table:table-cell table:formula="of:=[.U8]" office:value-type="float" office:value="45977" calcext:value-type="float">
            <text:p>45977</text:p>
          </table:table-cell>
          <table:table-cell table:formula="of:=[.V8]" office:value-type="float" office:value="45757" calcext:value-type="float">
            <text:p>45757</text:p>
          </table:table-cell>
          <table:table-cell table:formula="of:=[.W8]" office:value-type="float" office:value="45530" calcext:value-type="float">
            <text:p>45530</text:p>
          </table:table-cell>
          <table:table-cell table:formula="of:=[.X8]" office:value-type="float" office:value="45310" calcext:value-type="float">
            <text:p>45310</text:p>
          </table:table-cell>
          <table:table-cell table:formula="of:=[.Y8]" office:value-type="float" office:value="45059" calcext:value-type="float">
            <text:p>45059</text:p>
          </table:table-cell>
          <table:table-cell table:formula="of:=[.Z8]" office:value-type="float" office:value="44861" calcext:value-type="float">
            <text:p>44861</text:p>
          </table:table-cell>
          <table:table-cell table:formula="of:=[.AA8]" office:value-type="float" office:value="44642" calcext:value-type="float">
            <text:p>44642</text:p>
          </table:table-cell>
          <table:table-cell table:formula="of:=[.AB8]" office:value-type="float" office:value="43762" calcext:value-type="float">
            <text:p>43762</text:p>
          </table:table-cell>
          <table:table-cell office:value-type="float" office:value="42537" calcext:value-type="float">
            <text:p>42537</text:p>
          </table:table-cell>
          <table:table-cell office:value-type="string" calcext:value-type="string">
            <text:p>счетчик раньше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0771" calcext:value-type="float">
            <text:p>50771</text:p>
          </table:table-cell>
          <table:table-cell table:number-columns-repeated="10"/>
          <table:table-cell office:value-type="float" office:value="46550" calcext:value-type="float">
            <text:p>4655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6480" calcext:value-type="float">
            <text:p>46480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float" office:value="45310" calcext:value-type="float">
            <text:p>45310</text:p>
          </table:table-cell>
          <table:table-cell table:number-columns-repeated="2"/>
          <table:table-cell office:value-type="float" office:value="44642" calcext:value-type="float">
            <text:p>44642</text:p>
          </table:table-cell>
          <table:table-cell office:value-type="float" office:value="43762" calcext:value-type="float">
            <text:p>43762</text:p>
          </table:table-cell>
          <table:table-cell office:value-type="string" calcext:value-type="string">
            <text:p>счетчик факт</text:p>
          </table:table-cell>
          <table:table-cell table:number-columns-repeated="17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12"/>
          <table:table-cell office:value-type="string" calcext:value-type="string">
            <text:p>202Квт-620Квт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office:value-type="float" office:value="314.12" calcext:value-type="float">
            <text:p>314,12</text:p>
          </table:table-cell>
          <table:table-cell table:number-columns-repeated="9"/>
          <table:table-cell office:value-type="string" calcext:value-type="string">
            <text:p>льгота в счете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Передача показаний</text:p>
          </table:table-cell>
          <table:table-cell table:number-columns-repeated="11"/>
          <table:table-cell office:value-type="string" calcext:value-type="string">
            <text:p>неучтено 624Квт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Дата</text:p>
          </table:table-cell>
          <table:table-cell table:style-name="ce1" office:value-type="date" office:date-value="2015-02-21" calcext:value-type="date">
            <text:p>21.02.15</text:p>
          </table:table-cell>
          <table:table-cell table:style-name="ce1" office:value-type="date" office:date-value="2015-03-31" calcext:value-type="date">
            <text:p>31.03.15</text:p>
          </table:table-cell>
          <table:table-cell table:style-name="ce1" office:value-type="date" office:date-value="2015-04-30" calcext:value-type="date">
            <text:p>30.04.15</text:p>
          </table:table-cell>
          <table:table-cell table:style-name="ce1" office:value-type="date" office:date-value="2015-05-11" calcext:value-type="date">
            <text:p>11.05.15</text:p>
          </table:table-cell>
          <table:table-cell table:style-name="ce1" office:value-type="date" office:date-value="2015-05-31" calcext:value-type="date">
            <text:p>31.05.15</text:p>
          </table:table-cell>
          <table:table-cell table:style-name="ce1" office:value-type="date" office:date-value="2015-06-30" calcext:value-type="date">
            <text:p>30.06.15</text:p>
          </table:table-cell>
          <table:table-cell table:style-name="ce1" office:value-type="date" office:date-value="2015-07-31" calcext:value-type="date">
            <text:p>31.07.15</text:p>
          </table:table-cell>
          <table:table-cell table:style-name="ce1" office:value-type="date" office:date-value="2015-08-22" calcext:value-type="date">
            <text:p>22.08.15</text:p>
          </table:table-cell>
          <table:table-cell table:style-name="ce1" office:value-type="date" office:date-value="2015-08-31" calcext:value-type="date">
            <text:p>31.08.15</text:p>
          </table:table-cell>
          <table:table-cell table:style-name="ce1" office:value-type="date" office:date-value="2016-01-21" calcext:value-type="date">
            <text:p>21.01.16</text:p>
          </table:table-cell>
          <table:table-cell table:style-name="ce1" office:value-type="date" office:date-value="2016-02-10" calcext:value-type="date">
            <text:p>10.02.16</text:p>
          </table:table-cell>
          <table:table-cell table:style-name="ce1" office:value-type="date" office:date-value="2016-07-18" calcext:value-type="date">
            <text:p>18.07.16</text:p>
          </table:table-cell>
          <table:table-cell table:style-name="ce1" office:value-type="date" office:date-value="2016-12-17" calcext:value-type="date">
            <text:p>17.12.16</text:p>
          </table:table-cell>
          <table:table-cell table:style-name="ce1" office:value-type="date" office:date-value="2017-04-22" calcext:value-type="date">
            <text:p>22.04.17</text:p>
          </table:table-cell>
          <table:table-cell table:style-name="ce1" office:value-type="date" office:date-value="2018-12-23" calcext:value-type="date">
            <text:p>23.12.18</text:p>
          </table:table-cell>
          <table:table-cell table:style-name="ce1" office:value-type="date" office:date-value="2019-01-24" calcext:value-type="date">
            <text:p>24.01.19</text:p>
          </table:table-cell>
          <table:table-cell table:style-name="ce1" office:value-type="date" office:date-value="2019-03-16" calcext:value-type="date">
            <text:p>16.03.19</text:p>
          </table:table-cell>
          <table:table-cell table:style-name="ce1" office:value-type="date" office:date-value="2019-05-19" calcext:value-type="date">
            <text:p>19.05.19</text:p>
          </table:table-cell>
          <table:table-cell table:style-name="ce1" office:value-type="date" office:date-value="2019-06-26" calcext:value-type="date">
            <text:p>26.06.19</text:p>
          </table:table-cell>
          <table:table-cell table:style-name="ce1" office:value-type="date" office:date-value="2019-08-26" calcext:value-type="date">
            <text:p>26.08.19</text:p>
          </table:table-cell>
          <table:table-cell table:style-name="ce1" office:value-type="date" office:date-value="2019-12-23" calcext:value-type="date">
            <text:p>23.12.19</text:p>
          </table:table-cell>
          <table:table-cell table:style-name="ce1" office:value-type="date" office:date-value="2020-01-12" calcext:value-type="date">
            <text:p>12.01.20</text:p>
          </table:table-cell>
          <table:table-cell table:style-name="ce1" office:value-type="date" office:date-value="2020-03-16" calcext:value-type="date">
            <text:p>16.03.20</text:p>
          </table:table-cell>
          <table:table-cell table:style-name="ce1" office:value-type="date" office:date-value="2020-04-24" calcext:value-type="date">
            <text:p>24.04.20</text:p>
          </table:table-cell>
          <table:table-cell table:style-name="ce1" office:value-type="date" office:date-value="2020-05-24" calcext:value-type="date">
            <text:p>24.05.20</text:p>
          </table:table-cell>
          <table:table-cell table:style-name="ce1" office:value-type="date" office:date-value="2020-11-24" calcext:value-type="date">
            <text:p>24.11.20</text:p>
          </table:table-cell>
          <table:table-cell table:style-name="ce1" office:value-type="date" office:date-value="2020-12-23" calcext:value-type="date">
            <text:p>23.12.20</text:p>
          </table:table-cell>
          <table:table-cell table:style-name="ce1" office:value-type="date" office:date-value="2021-02-27" calcext:value-type="date">
            <text:p>27.02.21</text:p>
          </table:table-cell>
          <table:table-cell table:style-name="ce1" office:value-type="date" office:date-value="2021-03-22" calcext:value-type="date">
            <text:p>22.03.21</text:p>
          </table:table-cell>
          <table:table-cell table:style-name="ce1" office:value-type="date" office:date-value="2021-05-24" calcext:value-type="date">
            <text:p>24.05.21</text:p>
          </table:table-cell>
          <table:table-cell table:style-name="ce1" office:value-type="date" office:date-value="2024-12-15" calcext:value-type="date">
            <text:p>15.12.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Передано</text:p>
          </table:table-cell>
          <table:table-cell office:value-type="float" office:value="48107" calcext:value-type="float">
            <text:p>48107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3"/>
          <table:table-cell office:value-type="float" office:value="48959" calcext:value-type="float">
            <text:p>48959</text:p>
          </table:table-cell>
          <table:table-cell/>
          <table:table-cell table:style-name="ce2" office:value-type="float" office:value="49520" calcext:value-type="float">
            <text:p>49520</text:p>
          </table:table-cell>
          <table:table-cell table:style-name="ce3" office:value-type="float" office:value="49655" calcext:value-type="float">
            <text:p>49655</text:p>
          </table:table-cell>
          <table:table-cell office:value-type="float" office:value="50211" calcext:value-type="float">
            <text:p>50211</text:p>
          </table:table-cell>
          <table:table-cell table:style-name="ce3" office:value-type="float" office:value="50990" calcext:value-type="float">
            <text:p>50990</text:p>
          </table:table-cell>
          <table:table-cell office:value-type="float" office:value="51453" calcext:value-type="float">
            <text:p>51453</text:p>
          </table:table-cell>
          <table:table-cell/>
          <table:table-cell office:value-type="float" office:value="54170" calcext:value-type="float">
            <text:p>54170</text:p>
          </table:table-cell>
          <table:table-cell office:value-type="float" office:value="54384" calcext:value-type="float">
            <text:p>54384</text:p>
          </table:table-cell>
          <table:table-cell office:value-type="float" office:value="54605" calcext:value-type="float">
            <text:p>54605</text:p>
          </table:table-cell>
          <table:table-cell office:value-type="float" office:value="54816" calcext:value-type="float">
            <text:p>54816</text:p>
          </table:table-cell>
          <table:table-cell office:value-type="float" office:value="55030" calcext:value-type="float">
            <text:p>55030</text:p>
          </table:table-cell>
          <table:table-cell table:number-columns-repeated="2" office:value-type="string" calcext:value-type="string">
            <text:p>не передавал</text:p>
          </table:table-cell>
          <table:table-cell office:value-type="float" office:value="55933" calcext:value-type="float">
            <text:p>55933</text:p>
          </table:table-cell>
          <table:table-cell office:value-type="float" office:value="56098" calcext:value-type="float">
            <text:p>56098</text:p>
          </table:table-cell>
          <table:table-cell office:value-type="float" office:value="56225" calcext:value-type="float">
            <text:p>56225</text:p>
          </table:table-cell>
          <table:table-cell office:value-type="float" office:value="57002" calcext:value-type="float">
            <text:p>57002</text:p>
          </table:table-cell>
          <table:table-cell office:value-type="float" office:value="57130" calcext:value-type="float">
            <text:p>57130</text:p>
          </table:table-cell>
          <table:table-cell office:value-type="float" office:value="57405" calcext:value-type="float">
            <text:p>57405</text:p>
          </table:table-cell>
          <table:table-cell office:value-type="float" office:value="57502" calcext:value-type="float">
            <text:p>57502</text:p>
          </table:table-cell>
          <table:table-cell office:value-type="float" office:value="57769" calcext:value-type="float">
            <text:p>57769</text:p>
          </table:table-cell>
          <table:table-cell office:value-type="float" office:value="63271" calcext:value-type="float">
            <text:p>632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Нараст итог</text:p>
          </table:table-cell>
          <table:table-cell/>
          <table:table-cell table:formula="of:=[.B15]+[.C17]+32" office:value-type="float" office:value="48282" calcext:value-type="float">
            <text:p>48282</text:p>
          </table:table-cell>
          <table:table-cell table:formula="of:=[.C16]+[.D17]" office:value-type="float" office:value="48421" calcext:value-type="float">
            <text:p>48421</text:p>
          </table:table-cell>
          <table:table-cell office:value-type="float" office:value="48467" calcext:value-type="float">
            <text:p>48467</text:p>
          </table:table-cell>
          <table:table-cell table:formula="of:=[.D16]+[.F17]" office:value-type="float" office:value="48564" calcext:value-type="float">
            <text:p>48564</text:p>
          </table:table-cell>
          <table:table-cell table:number-columns-repeated="3"/>
          <table:table-cell office:value-type="float" office:value="48989" calcext:value-type="float">
            <text:p>48989</text:p>
          </table:table-cell>
          <table:table-cell table:style-name="ce2" office:value-type="float" office:value="49520" calcext:value-type="float">
            <text:p>49520</text:p>
          </table:table-cell>
          <table:table-cell table:style-name="ce3" office:value-type="string" calcext:value-type="string">
            <text:p>Мосэнергосбыт</text:p>
          </table:table-cell>
          <table:table-cell office:value-type="float" office:value="50277" calcext:value-type="float">
            <text:p>50277</text:p>
          </table:table-cell>
          <table:table-cell office:value-type="float" office:value="50920" calcext:value-type="float">
            <text:p>50920</text:p>
          </table:table-cell>
          <table:table-cell office:value-type="float" office:value="51453" calcext:value-type="float">
            <text:p>51453</text:p>
          </table:table-cell>
          <table:table-cell office:value-type="float" office:value="54033" calcext:value-type="float">
            <text:p>54033</text:p>
          </table:table-cell>
          <table:table-cell office:value-type="float" office:value="54169" calcext:value-type="float">
            <text:p>54169</text:p>
          </table:table-cell>
          <table:table-cell office:value-type="float" office:value="54384" calcext:value-type="float">
            <text:p>54384</text:p>
          </table:table-cell>
          <table:table-cell office:value-type="float" office:value="54655" calcext:value-type="float">
            <text:p>54655</text:p>
          </table:table-cell>
          <table:table-cell office:value-type="float" office:value="54816" calcext:value-type="float">
            <text:p>54816</text:p>
          </table:table-cell>
          <table:table-cell office:value-type="float" office:value="55074" calcext:value-type="float">
            <text:p>55074</text:p>
          </table:table-cell>
          <table:table-cell office:value-type="float" office:value="55577" calcext:value-type="float">
            <text:p>55577</text:p>
          </table:table-cell>
          <table:table-cell office:value-type="float" office:value="55662" calcext:value-type="float">
            <text:p>55662</text:p>
          </table:table-cell>
          <table:table-cell office:value-type="float" office:value="55933" calcext:value-type="float">
            <text:p>55933</text:p>
          </table:table-cell>
          <table:table-cell office:value-type="float" office:value="56098" calcext:value-type="float">
            <text:p>56098</text:p>
          </table:table-cell>
          <table:table-cell/>
          <table:table-cell office:value-type="float" office:value="57002" calcext:value-type="float">
            <text:p>57002</text:p>
          </table:table-cell>
          <table:table-cell table:number-columns-repeated="2"/>
          <table:table-cell office:value-type="float" office:value="57502" calcext:value-type="float">
            <text:p>57502</text:p>
          </table:table-cell>
          <table:table-cell office:value-type="float" office:value="57769" calcext:value-type="float">
            <text:p>57769</text:p>
          </table:table-cell>
          <table:table-cell office:value-type="float" office:value="63271" calcext:value-type="float">
            <text:p>632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Расход расчетный</text:p>
          </table:table-cell>
          <table:table-cell office:value-type="float" office:value="130" calcext:value-type="float">
            <text:p>130</text:p>
          </table:table-cell>
          <table:table-cell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4"/>
          <table:table-cell table:style-name="ce2" office:value-type="string" calcext:value-type="string">
            <text:p>правильный итог, считать отсюда</text:p>
          </table:table-cell>
          <table:table-cell table:number-columns-repeated="2"/>
          <table:table-cell table:style-name="ce3" office:value-type="string" calcext:value-type="string">
            <text:p>Мосэнергосбыт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Счетчик факт</text:p>
          </table:table-cell>
          <table:table-cell office:value-type="float" office:value="50771" calcext:value-type="float">
            <text:p>50771</text:p>
          </table:table-cell>
          <table:table-cell table:number-columns-repeated="2"/>
          <table:table-cell office:value-type="float" office:value="48510" calcext:value-type="float">
            <text:p>48510</text:p>
          </table:table-cell>
          <table:table-cell table:number-columns-repeated="3"/>
          <table:table-cell office:value-type="float" office:value="48959" calcext:value-type="float">
            <text:p>48959</text:p>
          </table:table-cell>
          <table:table-cell table:number-columns-repeated="3"/>
          <table:table-cell office:value-type="float" office:value="50211" calcext:value-type="float">
            <text:p>50211</text:p>
          </table:table-cell>
          <table:table-cell table:number-columns-repeated="2"/>
          <table:table-cell office:value-type="float" office:value="54417" calcext:value-type="float">
            <text:p>54417</text:p>
          </table:table-cell>
          <table:table-cell office:value-type="float" office:value="54100" calcext:value-type="float">
            <text:p>54100</text:p>
          </table:table-cell>
          <table:table-cell office:value-type="float" office:value="54364" calcext:value-type="float">
            <text:p>54364</text:p>
          </table:table-cell>
          <table:table-cell office:value-type="float" office:value="54605" calcext:value-type="float">
            <text:p>54605</text:p>
          </table:table-cell>
          <table:table-cell office:value-type="float" office:value="54878" calcext:value-type="float">
            <text:p>54878</text:p>
          </table:table-cell>
          <table:table-cell office:value-type="float" office:value="55041" calcext:value-type="float">
            <text:p>55041</text:p>
          </table:table-cell>
          <table:table-cell office:value-type="float" office:value="55631" calcext:value-type="float">
            <text:p>55631</text:p>
          </table:table-cell>
          <table:table-cell office:value-type="float" office:value="55656" calcext:value-type="float">
            <text:p>55656</text:p>
          </table:table-cell>
          <table:table-cell office:value-type="float" office:value="56009" calcext:value-type="float">
            <text:p>56009</text:p>
          </table:table-cell>
          <table:table-cell office:value-type="float" office:value="56300" calcext:value-type="float">
            <text:p>56300</text:p>
          </table:table-cell>
          <table:table-cell office:value-type="float" office:value="56103" calcext:value-type="float">
            <text:p>56103</text:p>
          </table:table-cell>
          <table:table-cell office:value-type="float" office:value="57044" calcext:value-type="float">
            <text:p>57044</text:p>
          </table:table-cell>
          <table:table-cell office:value-type="float" office:value="57204" calcext:value-type="float">
            <text:p>57204</text:p>
          </table:table-cell>
          <table:table-cell/>
          <table:table-cell office:value-type="float" office:value="57526" calcext:value-type="float">
            <text:p>57526</text:p>
          </table:table-cell>
          <table:table-cell office:value-type="float" office:value="57828" calcext:value-type="float">
            <text:p>57828</text:p>
          </table:table-cell>
          <table:table-cell office:value-type="float" office:value="62923" calcext:value-type="float">
            <text:p>629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задолженность</text:p>
          </table:table-cell>
          <table:table-cell office:value-type="float" office:value="936.3" calcext:value-type="float">
            <text:p>936,3</text:p>
          </table:table-cell>
          <table:table-cell office:value-type="float" office:value="472.35" calcext:value-type="float">
            <text:p>472,35</text:p>
          </table:table-cell>
          <table:table-cell office:value-type="float" office:value="429.16" calcext:value-type="float">
            <text:p>429,16</text:p>
          </table:table-cell>
          <table:table-cell/>
          <table:table-cell office:value-type="float" office:value="416.05" calcext:value-type="float">
            <text:p>416,05</text:p>
          </table:table-cell>
          <table:table-cell office:value-type="float" office:value="845.21" calcext:value-type="float">
            <text:p>845,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1.25" calcext:value-type="float">
            <text:p>461,2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начислено руб</text:p>
          </table:table-cell>
          <table:table-cell office:value-type="float" office:value="603.72" calcext:value-type="float">
            <text:p>603,72</text:p>
          </table:table-cell>
          <table:table-cell table:formula="of:=[.C21]*4.68" office:value-type="float" office:value="613.08" calcext:value-type="float">
            <text:p>613,08</text:p>
          </table:table-cell>
          <table:table-cell table:formula="of:=[.D21]*4.68" office:value-type="float" office:value="594.36" calcext:value-type="float">
            <text:p>594,36</text:p>
          </table:table-cell>
          <table:table-cell/>
          <table:table-cell table:formula="of:=[.F21]*4.68" office:value-type="float" office:value="613.08" calcext:value-type="float">
            <text:p>613,08</text:p>
          </table:table-cell>
          <table:table-cell table:formula="of:=[.G21]*4.68" office:value-type="float" office:value="594.36" calcext:value-type="float">
            <text:p>594,36</text:p>
          </table:table-cell>
          <table:table-cell table:formula="of:=[.H21]*5.03" office:value-type="float" office:value="658.93" calcext:value-type="float">
            <text:p>658,93</text:p>
          </table:table-cell>
          <table:table-cell/>
          <table:table-cell table:formula="of:=[.J21]*5.0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Начислено кВт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оплачено</text:p>
          </table:table-cell>
          <table:table-cell office:value-type="float" office:value="470" calcext:value-type="float">
            <text:p>470</text:p>
          </table:table-cell>
          <table:table-cell office:value-type="float" office:value="472.35" calcext:value-type="float">
            <text:p>472,35</text:p>
          </table:table-cell>
          <table:table-cell office:value-type="float" office:value="429.16" calcext:value-type="float">
            <text:p>429,16</text:p>
          </table:table-cell>
          <table:table-cell/>
          <table:table-cell office:value-type="float" office:value="0" calcext:value-type="float">
            <text:p>0</text:p>
          </table:table-cell>
          <table:table-cell table:formula="of:=416.05+845.21" office:value-type="float" office:value="1261.26" calcext:value-type="float">
            <text:p>1261,26</text:p>
          </table:table-cell>
          <table:table-cell table:number-columns-repeated="2"/>
          <table:table-cell office:value-type="float" office:value="461.25" calcext:value-type="float">
            <text:p>461,2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льгота</text:p>
          </table:table-cell>
          <table:table-cell office:value-type="float" office:value="2.59" calcext:value-type="float">
            <text:p>2,59</text:p>
          </table:table-cell>
          <table:table-cell office:value-type="float" office:value="183.92" calcext:value-type="float">
            <text:p>183,92</text:p>
          </table:table-cell>
          <table:table-cell office:value-type="float" office:value="178.31" calcext:value-type="float">
            <text:p>178,31</text:p>
          </table:table-cell>
          <table:table-cell/>
          <table:table-cell office:value-type="float" office:value="183.92" calcext:value-type="float">
            <text:p>183,92</text:p>
          </table:table-cell>
          <table:table-cell office:value-type="float" office:value="178.31" calcext:value-type="float">
            <text:p>178,31</text:p>
          </table:table-cell>
          <table:table-cell office:value-type="float" office:value="197.68" calcext:value-type="float">
            <text:p>197,68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к оплате</text:p>
          </table:table-cell>
          <table:table-cell office:value-type="float" office:value="472.35" calcext:value-type="float">
            <text:p>472,35</text:p>
          </table:table-cell>
          <table:table-cell table:formula="of:=[.C19]+[.C20]-[.C22]-[.C23]" office:value-type="float" office:value="429.16" calcext:value-type="float">
            <text:p>429,16</text:p>
          </table:table-cell>
          <table:table-cell table:formula="of:=[.D19]+[.D20]-[.D22]-[.D23]" office:value-type="float" office:value="416.05" calcext:value-type="float">
            <text:p>416,05</text:p>
          </table:table-cell>
          <table:table-cell/>
          <table:table-cell table:formula="of:=[.F19]+[.F20]-[.F22]-[.F23]" office:value-type="float" office:value="845.21" calcext:value-type="float">
            <text:p>845,21</text:p>
          </table:table-cell>
          <table:table-cell table:formula="of:=[.G19]+[.G20]-[.G22]-[.G23]" office:value-type="float" office:value="0" calcext:value-type="float">
            <text:p>0</text:p>
          </table:table-cell>
          <table:table-cell table:formula="of:=[.H19]+[.H20]-[.H22]-[.H23]" office:value-type="float" office:value="461.25" calcext:value-type="float">
            <text:p>461,25</text:p>
          </table:table-cell>
          <table:table-cell/>
          <table:table-cell table:formula="of:=[.J19]+[.J20]-[.J22]-[.J23]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перерасчет за пред период</text:p>
          </table:table-cell>
          <table:table-cell office:value-type="float" office:value="773.61" calcext:value-type="float">
            <text:p>773,61</text:p>
          </table:table-cell>
          <table:table-cell table:number-columns-repeated="44"/>
        </table:table-row>
        <table:table-row table:style-name="ro1">
          <table:table-cell table:number-columns-repeated="8"/>
          <table:table-cell office:value-type="string" calcext:value-type="string">
            <text:p>48885 должно быть по их начислениям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прошло дней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4,23/day</text:p>
          </table:table-cell>
          <table:table-cell office:value-type="string" calcext:value-type="string">
            <text:p>должно быть на счетчике</text:p>
          </table:table-cell>
          <table:table-cell/>
          <table:table-cell table:formula="of:=[.C27]*4.23+49520" office:value-type="float" office:value="54168.77" calcext:value-type="float">
            <text:p>54168,77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https://planetcalc.ru/274/</text:p>
          </table:table-cell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Roboto" svg:font-family="Roboto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 Sharp" style:font-family-asian="'WenQuanYi Zen Hei Sharp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5">00.00.0000</text:date>, <text:time style:data-style-name="N2" text:time-value="14:56:58.426355646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2-21T09:54:24.998452497</meta:creation-date>
    <dc:date>2024-12-15T15:02:38.922865573</dc:date>
    <meta:editing-duration>PT13H45M46S</meta:editing-duration>
    <meta:editing-cycles>32</meta:editing-cycles>
    <meta:generator>LibreOffice/24.8.1.2$Linux_X86_64 LibreOffice_project/480$Build-2</meta:generator>
    <meta:document-statistic meta:table-count="1" meta:cell-count="438" meta:object-count="0"/>
  </office:meta>
</office:document-meta>
</file>